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7.88mm"/>
    </style:style>
    <style:style style:name="co3" style:family="table-column">
      <style:table-column-properties fo:break-before="auto" style:column-width="8.1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40" table:default-cell-style-name="Default"/>
        <table:table-column table:style-name="co3" table:number-columns-repeated="10" table:default-cell-style-name="Default"/>
        <table:table-column table:style-name="co2" table:number-columns-repeated="12" table:default-cell-style-name="Default"/>
        <table:table-column table:style-name="co4" table:number-columns-repeated="40" table:default-cell-style-name="Default"/>
        <table:table-column table:style-name="co4" table:visibility="collapse" table:number-columns-repeated="6" table:default-cell-style-name="Default"/>
        <table:table-column table:style-name="co4" table:number-columns-repeated="3" table:default-cell-style-name="Default"/>
        <table:table-column table:style-name="co4" table:visibility="collapse" table:number-columns-repeated="5" table:default-cell-style-name="Default"/>
        <table:table-column table:style-name="co4" table:number-columns-repeated="19" table:default-cell-style-name="Default"/>
        <table:table-column table:style-name="co4" table:visibility="collapse" table:number-columns-repeated="1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addi $t0,$zero,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141"/>
        </table:table-row>
        <table:table-row table:style-name="ro1">
          <table:table-cell office:value-type="string" calcext:value-type="string">
            <text:p>add $s0,$zero,$zero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lui at, label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style-name="ce1" office:value-type="string" calcext:value-type="string">
            <text:p>NOP</text:p>
          </table:table-cell>
          <table:table-cell office:value-type="string" calcext:value-type="string">
            <text:p>R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ori $t1,$at,label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style-name="ce1" office:value-type="string" calcext:value-type="string">
            <text:p>NO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lw $t1,0($t1)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2" table:style-name="ce1" office:value-type="string" calcext:value-type="string">
            <text:p>NO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lui at, label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style-name="ce1" office:value-type="string" calcext:value-type="string">
            <text:p>NOP</text:p>
          </table:table-cell>
          <table:table-cell office:value-type="string" calcext:value-type="string">
            <text:p>R</text:p>
          </table:table-cell>
          <table:table-cell table:number-columns-repeated="136"/>
        </table:table-row>
        <table:table-row table:style-name="ro2">
          <table:table-cell office:value-type="string" calcext:value-type="string">
            <text:p>ori $t2, $at, label</text:p>
          </table:table-cell>
          <table:table-cell table:number-columns-repeated="6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style-name="ce1" office:value-type="string" calcext:value-type="string">
            <text:p>NOP</text:p>
          </table:table-cell>
          <table:table-cell office:value-type="string" calcext:value-type="string">
            <text:p>E</text:p>
          </table:table-cell>
          <table:table-cell table:style-name="ce1" office:value-type="string" calcext:value-type="string">
            <text:p>NOP</text:p>
          </table:table-cell>
          <table:table-cell office:value-type="string" calcext:value-type="string">
            <text:p>R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add $t3,$zero,$zero</text:p>
          </table:table-cell>
          <table:table-cell table:number-columns-repeated="7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style-name="ce1" office:value-type="string" calcext:value-type="string">
            <text:p>NOP</text:p>
          </table:table-cell>
          <table:table-cell office:value-type="string" calcext:value-type="string">
            <text:p>E</text:p>
          </table:table-cell>
          <table:table-cell table:style-name="ce1" office:value-type="string" calcext:value-type="string">
            <text:p>NOP</text:p>
          </table:table-cell>
          <table:table-cell office:value-type="string" calcext:value-type="string">
            <text:p>R</text:p>
          </table:table-cell>
          <table:table-cell table:number-columns-repeated="132"/>
        </table:table-row>
        <table:table-row table:style-name="ro1">
          <table:table-cell office:value-type="string" calcext:value-type="string">
            <text:p>LOOPbeq $t0,$t1,END</text:p>
          </table:table-cell>
          <table:table-cell table:number-columns-repeated="8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style-name="ce1" office:value-type="string" calcext:value-type="string">
            <text:p>NOP</text:p>
          </table:table-cell>
          <table:table-cell office:value-type="string" calcext:value-type="string">
            <text:p>E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add $t4,$t2,$t3</text:p>
          </table:table-cell>
          <table:table-cell table:number-columns-repeated="9"/>
          <table:table-cell table:number-columns-repeated="3" table:style-name="ce1" office:value-type="string" calcext:value-type="string">
            <text:p>NO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129"/>
        </table:table-row>
        <table:table-row table:style-name="ro1">
          <table:table-cell office:value-type="string" calcext:value-type="string">
            <text:p>lw $s1,0($t4)</text:p>
          </table:table-cell>
          <table:table-cell table:number-columns-repeated="13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style-name="ce1" office:value-type="string" calcext:value-type="string">
            <text:p>NO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add $s0,$s0,$s1</text:p>
          </table:table-cell>
          <table:table-cell table:number-columns-repeated="14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 table:style-name="ce1" office:value-type="string" calcext:value-type="string">
            <text:p>NO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addi $t0,$t0,1</text:p>
          </table:table-cell>
          <table:table-cell table:number-columns-repeated="15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1" office:value-type="string" calcext:value-type="string">
            <text:p>NOP</text:p>
          </table:table-cell>
          <table:table-cell office:value-type="string" calcext:value-type="string">
            <text:p>R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ddi $t3,$t3,4</text:p>
          </table:table-cell>
          <table:table-cell table:number-columns-repeated="16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 table:style-name="ce1" office:value-type="string" calcext:value-type="string">
            <text:p>NOP</text:p>
          </table:table-cell>
          <table:table-cell office:value-type="string" calcext:value-type="string">
            <text:p>R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j LOOP</text:p>
          </table:table-cell>
          <table:table-cell table:number-columns-repeated="17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LOOPbeq $t0,$t1,END</text:p>
          </table:table-cell>
          <table:table-cell table:number-columns-repeated="18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add $t4,$t2,$t3</text:p>
          </table:table-cell>
          <table:table-cell table:number-columns-repeated="19"/>
          <table:table-cell table:number-columns-repeated="2" table:style-name="ce1" office:value-type="string" calcext:value-type="string">
            <text:p>NO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lw $s1,0($t4)</text:p>
          </table:table-cell>
          <table:table-cell table:number-columns-repeated="22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style-name="ce1" office:value-type="string" calcext:value-type="string">
            <text:p>NO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add $s0,$s0,$s1</text:p>
          </table:table-cell>
          <table:table-cell table:number-columns-repeated="23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 table:style-name="ce1" office:value-type="string" calcext:value-type="string">
            <text:p>NO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addi $t0,$t0,1</text:p>
          </table:table-cell>
          <table:table-cell table:number-columns-repeated="24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1" office:value-type="string" calcext:value-type="string">
            <text:p>NOP</text:p>
          </table:table-cell>
          <table:table-cell office:value-type="string" calcext:value-type="string">
            <text:p>R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addi $t3,$t3,4</text:p>
          </table:table-cell>
          <table:table-cell table:number-columns-repeated="25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 table:style-name="ce1" office:value-type="string" calcext:value-type="string">
            <text:p>NOP</text:p>
          </table:table-cell>
          <table:table-cell office:value-type="string" calcext:value-type="string">
            <text:p>R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j LOOP</text:p>
          </table:table-cell>
          <table:table-cell table:number-columns-repeated="27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LOOPbeq $t0,$t1,END</text:p>
          </table:table-cell>
          <table:table-cell table:number-columns-repeated="28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add $t4,$t2,$t3</text:p>
          </table:table-cell>
          <table:table-cell table:number-columns-repeated="29"/>
          <table:table-cell table:number-columns-repeated="2" table:style-name="ce1" office:value-type="string" calcext:value-type="string">
            <text:p>NO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lw $s1,0($t4)</text:p>
          </table:table-cell>
          <table:table-cell table:number-columns-repeated="32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style-name="ce1" office:value-type="string" calcext:value-type="string">
            <text:p>NO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add $s0,$s0,$s1</text:p>
          </table:table-cell>
          <table:table-cell table:number-columns-repeated="33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 table:style-name="ce1" office:value-type="string" calcext:value-type="string">
            <text:p>NO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addi $t0,$t0,1</text:p>
          </table:table-cell>
          <table:table-cell table:number-columns-repeated="34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1" office:value-type="string" calcext:value-type="string">
            <text:p>NOP</text:p>
          </table:table-cell>
          <table:table-cell office:value-type="string" calcext:value-type="string">
            <text:p>R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addi $t3,$t3,4</text:p>
          </table:table-cell>
          <table:table-cell table:number-columns-repeated="35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 table:style-name="ce1" office:value-type="string" calcext:value-type="string">
            <text:p>NOP</text:p>
          </table:table-cell>
          <table:table-cell office:value-type="string" calcext:value-type="string">
            <text:p>R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j LOOP</text:p>
          </table:table-cell>
          <table:table-cell table:number-columns-repeated="36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LOOPbeq $t0,$t1,END</text:p>
          </table:table-cell>
          <table:table-cell table:number-columns-repeated="37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add $t4,$t2,$t3</text:p>
          </table:table-cell>
          <table:table-cell table:number-columns-repeated="38"/>
          <table:table-cell table:number-columns-repeated="2" table:style-name="ce1" office:value-type="string" calcext:value-type="string">
            <text:p>NO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lw $s1,0($t4)</text:p>
          </table:table-cell>
          <table:table-cell table:number-columns-repeated="41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style-name="ce1" office:value-type="string" calcext:value-type="string">
            <text:p>NO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98"/>
        </table:table-row>
        <table:table-row table:style-name="ro1">
          <table:table-cell office:value-type="string" calcext:value-type="string">
            <text:p>add $s0,$s0,$s1</text:p>
          </table:table-cell>
          <table:table-cell table:number-columns-repeated="42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 table:style-name="ce1" office:value-type="string" calcext:value-type="string">
            <text:p>NO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addi $t0,$t0,1</text:p>
          </table:table-cell>
          <table:table-cell table:number-columns-repeated="43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1" office:value-type="string" calcext:value-type="string">
            <text:p>NOP</text:p>
          </table:table-cell>
          <table:table-cell office:value-type="string" calcext:value-type="string">
            <text:p>R</text:p>
          </table:table-cell>
          <table:table-cell table:number-columns-repeated="97"/>
        </table:table-row>
        <table:table-row table:style-name="ro1">
          <table:table-cell office:value-type="string" calcext:value-type="string">
            <text:p>addi $t3,$t3,4</text:p>
          </table:table-cell>
          <table:table-cell table:number-columns-repeated="44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 table:style-name="ce1" office:value-type="string" calcext:value-type="string">
            <text:p>NOP</text:p>
          </table:table-cell>
          <table:table-cell office:value-type="string" calcext:value-type="string">
            <text:p>R</text:p>
          </table:table-cell>
          <table:table-cell table:number-columns-repeated="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0:22:14.012081053</meta:creation-date>
    <dc:date>2019-06-29T12:58:38.522732061</dc:date>
    <meta:editing-duration>PT32M31S</meta:editing-duration>
    <meta:editing-cycles>4</meta:editing-cycles>
    <meta:generator>LibreOffice/6.0.7.3$Linux_X86_64 LibreOffice_project/00m0$Build-3</meta:generator>
    <meta:document-statistic meta:table-count="1" meta:cell-count="265" meta:object-count="0"/>
  </office:meta>
</office:document-meta>
</file>